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DejaVu Sans5" svg:font-family="'DejaVu Sans'" style:font-family-generic="system" style:font-pitch="variable"/>
    <style:font-face style:name="Noto Sans Arabic" svg:font-family="'Noto Sans Arabic'"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69" style:family="table-cell" style:parent-style-name="ConstantValue" style:data-style-name="N61"/>
    <style:style style:name="ce70" style:family="table-cell" style:parent-style-name="ConstantRemark" style:data-style-name="N61"/>
    <style:style style:name="ce124" style:family="table-cell" style:parent-style-name="CalcResult"/>
    <style:style style:name="ce126" style:family="table-cell" style:parent-style-name="CalcBoxBottom"/>
    <style:style style:name="ce127" style:family="table-cell" style:parent-style-name="CalcResult" style:data-style-name="N0"/>
    <style:style style:name="ce128" style:family="table-cell" style:parent-style-name="CalcBoxBottom" style:data-style-name="N0"/>
    <style:style style:name="ce129" style:family="table-cell" style:parent-style-name="CalcColorBox"/>
    <style:style style:name="ce130" style:family="table-cell" style:parent-style-name="Calc"/>
    <style:style style:name="ce131" style:family="table-cell" style:parent-style-name="CalcRemark"/>
    <style:style style:name="ce132" style:family="table-cell" style:parent-style-name="CalcResult"/>
    <style:style style:name="ce134" style:family="table-cell" style:parent-style-name="Calc"/>
    <style:style style:name="ce135" style:family="table-cell" style:parent-style-name="CalcResultScientific"/>
    <style:style style:name="ce1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Calc">
      <style:text-properties style:font-name="DejaVu Sans2"/>
    </style:style>
    <style:style style:name="ce139"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187"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185" style:family="table-cell" style:parent-style-name="CalcResult" style:data-style-name="N0"/>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Input">
      <style:map style:condition="cell-content()&lt;0" style:apply-style-name="CalcError" style:base-cell-address="Satellite.C29"/>
    </style:style>
    <style:style style:name="ce41" style:family="table-cell" style:parent-style-name="Calc">
      <style:map style:condition="cell-content()&lt;0" style:apply-style-name="CalcError" style:base-cell-address="Satellite.C29"/>
    </style:style>
    <style:style style:name="ce163" style:family="table-cell" style:parent-style-name="CalcResultScientific"/>
    <style:style style:name="ce43"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6"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50" style:family="table-cell" style:parent-style-name="Calc"/>
    <style:style style:name="ce51" style:family="table-cell" style:parent-style-name="CalcBoxBottom"/>
    <style:style style:name="ce175" style:family="table-cell" style:parent-style-name="Calc">
      <style:text-properties style:font-name-asian="DejaVu Sans"/>
    </style:style>
    <style:style style:name="ce176" style:family="table-cell" style:parent-style-name="CalcResultScientific"/>
    <style:style style:name="ce177" style:family="table-cell" style:parent-style-name="CalcResultScientific">
      <style:text-properties style:font-name="DejaVu Sans3" style:font-name-asian="DejaVu Sans3" style:font-name-complex="DejaVu Sans3"/>
    </style:style>
    <style:style style:name="ce55" style:family="table-cell" style:parent-style-name="Calc">
      <style:text-properties style:font-name="DejaVu Sans3" style:font-name-complex="DejaVu Sans3"/>
    </style:style>
    <style:style style:name="ce180" style:family="table-cell" style:parent-style-name="CalcResultScientific"/>
    <style:style style:name="ce57" style:family="table-cell" style:parent-style-name="Calc"/>
    <style:style style:name="ce58" style:family="table-cell" style:parent-style-name="CalcResult"/>
    <style:style style:name="ce59" style:family="table-cell" style:parent-style-name="CalcBoxBottom"/>
    <style:style style:name="ce60" style:family="table-cell" style:parent-style-name="CalcResultScientific"/>
    <style:style style:name="ce61" style:family="table-cell" style:parent-style-name="CalcResult"/>
    <style:style style:name="ce62" style:family="table-cell" style:parent-style-name="CalcResult"/>
    <style:style style:name="ce63" style:family="table-cell" style:parent-style-name="Input"/>
    <style:style style:name="ce189" style:family="table-cell" style:parent-style-name="CalcResult">
      <style:text-properties style:font-name="DejaVu Sans3" style:font-name-complex="DejaVu Sans3"/>
    </style:style>
    <style:style style:name="ce190" style:family="table-cell" style:parent-style-name="Calc">
      <style:text-properties style:font-name="DejaVu Sans3" style:font-name-complex="DejaVu Sans3"/>
    </style:style>
    <style:style style:name="ce191" style:family="table-cell" style:parent-style-name="Calc">
      <style:text-properties style:font-name="DejaVu Sans3" style:font-name-complex="DejaVu Sans3"/>
    </style:style>
    <style:style style:name="ce67" style:family="table-cell" style:parent-style-name="CalcBoxBottom"/>
    <style:style style:name="ce68" style:family="table-cell" style:parent-style-name="CalcResult"/>
    <style:style style:name="ce71" style:family="table-cell" style:parent-style-name="InterimResult" style:data-style-name="N0"/>
    <style:style style:name="ce72" style:family="table-cell" style:parent-style-name="CalcResultScientific"/>
    <style:style style:name="ce73" style:family="table-cell" style:parent-style-name="CalcResult"/>
    <style:style style:name="ce74" style:family="table-cell" style:parent-style-name="CalcResult" style:data-style-name="N0"/>
    <style:style style:name="ce75" style:family="table-cell" style:parent-style-name="CalcResultScientific"/>
    <style:style style:name="ce76" style:family="table-cell" style:parent-style-name="CalcResult"/>
    <style:style style:name="ce200" style:family="table-cell" style:parent-style-name="CalcSeparator"/>
    <style:style style:name="ce78" style:family="table-cell" style:parent-style-name="Calc"/>
    <style:style style:name="ce79" style:family="table-cell" style:parent-style-name="CalcBoxBottom"/>
    <style:style style:name="ce203" style:family="table-cell" style:parent-style-name="Calc" style:data-style-name="N0"/>
    <style:style style:name="ce81" style:family="table-cell" style:parent-style-name="CalcBoxBottom" style:data-style-name="N0"/>
    <style:style style:name="ce205" style:family="table-cell" style:parent-style-name="Input">
      <style:map style:condition="cell-content()&lt;0" style:apply-style-name="CalcError" style:base-cell-address="Travel.C25"/>
    </style:style>
    <style:style style:name="ce206" style:family="table-cell" style:parent-style-name="Calc">
      <style:map style:condition="cell-content()&lt;0" style:apply-style-name="CalcError" style:base-cell-address="Travel.C25"/>
    </style:style>
    <style:style style:name="ce208" style:family="table-cell" style:parent-style-name="CalcResultScientific"/>
    <style:style style:name="ce209" style:family="table-cell" style:parent-style-name="CalcResult" style:data-style-name="N0"/>
    <style:style style:name="ce92" style:family="table-cell" style:parent-style-name="Calc"/>
    <style:style style:name="ce211" style:family="table-cell" style:parent-style-name="CalcResult" style:data-style-name="N0"/>
    <style:style style:name="ce95" style:family="table-cell" style:parent-style-name="CalcResultScientific"/>
    <style:style style:name="ce96" style:family="table-cell" style:parent-style-name="CalcResult"/>
    <style:style style:name="ce214" style:family="table-cell" style:parent-style-name="CalcResult"/>
    <style:style style:name="ce215" style:family="table-cell" style:parent-style-name="CalcResult" style:data-style-name="N0"/>
    <style:style style:name="ce100" style:family="table-cell" style:parent-style-name="CalcResult"/>
    <style:style style:name="ce221"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69"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69"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6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70"/>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70"/>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70"/>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70"/>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70"/>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24"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7"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24"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7"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24" table:formula="of:=IF([.E29] &gt;= 1000; FIXED([.E29]; 0); ROUND([.E29]; 2))" office:value-type="float" office:value="85.51" calcext:value-type="float">
            <text:p>85,51</text:p>
          </table:table-cell>
          <table:table-cell table:style-name="ce138"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9"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30"/>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31"/>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31"/>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9"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32"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9"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32" table:formula="of:=FIXED([.G52]; 2)" office:value-type="string" office:string-value="4,83" calcext:value-type="string">
            <text:p>4,83</text:p>
          </table:table-cell>
          <table:table-cell table:style-name="ce139"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34"/>
          <table:table-cell table:style-name="ce139"/>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32" table:formula="of:=FIXED([.G54] * RadiusSun; 0)" office:value-type="string" office:string-value="696.340" calcext:value-type="string">
            <text:p>696.340</text:p>
          </table:table-cell>
          <table:table-cell table:style-name="ce139" office:value-type="string" calcext:value-type="string">
            <text:p>km, or</text:p>
          </table:table-cell>
          <table:table-cell table:style-name="ce132"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32"/>
          <table:table-cell table:style-name="ce139"/>
          <table:table-cell table:style-name="ce132"/>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32"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32"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32"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32"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32"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34"/>
          <table:table-cell table:style-name="Calc"/>
          <table:table-cell table:style-name="ce134"/>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35"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85" table:formula="of:=IF([.F44] &lt; 10^12; FIXED([.F44]; 0); [.F44])" office:value-type="string" office:string-value="149.597.870.700" calcext:value-type="string">
            <text:p>149.597.870.700</text:p>
          </table:table-cell>
          <table:table-cell table:style-name="Calc" office:value-type="string" calcext:value-type="string">
            <text:p>km</text:p>
          </table:table-cell>
          <table:table-cell table:style-name="InterimResult" table:formula="of:=[.B44] * AstroUnit" office:value-type="float" office:value="149597870700" calcext:value-type="float">
            <text:p>149597870700</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87"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223"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224" table:formula="of:=ROUND([.E74]; 4)" office:value-type="float" office:value="1" calcext:value-type="float">
            <text:p>1</text:p>
          </table:table-cell>
          <table:table-cell table:style-name="ce97"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89"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8"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60"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1">×</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8"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8"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8"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8"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8"/>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8" office:value-type="string" calcext:value-type="string">
            <text:p>lux or</text:p>
          </table:table-cell>
          <table:table-cell table:style-name="CalcResult" table:formula="of:=FIXED([.H17]; 2)" office:value-type="string" office:string-value="-12,74" calcext:value-type="string">
            <text:p>-12,74</text:p>
          </table:table-cell>
          <table:table-cell table:style-name="ce138"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8"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8"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8"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8"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1"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3" table:formula="of:=COM.MICROSOFT.CONCAT(FIXED([.E32]; 0); &quot;d &quot;; [.F32]; &quot;h &quot;; [.G32]; &quot;m &quot;; [.H32]; &quot;s&quot;)" office:value-type="string" office:string-value="27d 10h 50m 39s" calcext:value-type="string">
            <text:p>27d 10h 50m 39s</text:p>
          </table:table-cell>
          <table:table-cell table:style-name="ce4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5" office:value-type="string" calcext:value-type="string">
            <text:p>M☉, equivalent to</text:p>
          </table:table-cell>
          <table:table-cell table:style-name="ce17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6"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1"/>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0"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0"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80"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0"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80"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0"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80"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8"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85"/>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8"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1"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9"/>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0" table:formula="of:=[.G28]" office:value-type="float" office:value="4.8E+017" calcext:value-type="float">
            <text:p>4,80E+17</text:p>
          </table:table-cell>
          <table:table-cell table:style-name="Calc" office:value-type="string" calcext:value-type="string">
            <text:p>kg, corresponding to</text:p>
          </table:table-cell>
          <table:table-cell table:style-name="ce60"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0"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0"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0"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0"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0"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0"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0"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0" table:formula="of:=COM.MICROSOFT.IFS([.G34] &lt; 10; FIXED([.G34]; 4); [.G34] &lt; 100; FIXED([.G34]; 2); [.G34] &lt; 10^9; FIXED([.G34]; 0); [.G34] &gt;= 10^9; [.G34])" office:value-type="float" office:value="793650793650794" calcext:value-type="float">
            <text:p>7,94E+14</text:p>
          </table:table-cell>
          <table:table-cell table:style-name="ce138" office:value-type="string" calcext:value-type="string">
            <text:p>× Hiroshima bomb or</text:p>
          </table:table-cell>
          <table:table-cell table:style-name="ce60"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0"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60" table:formula="of:=COM.MICROSOFT.IFS([.H35] &lt; 10; FIXED([.H35]; 4); [.H35] &lt; 100; FIXED([.H35]; 2); [.H35] &lt; 10^9; FIXED([.H35]; 0); [.H35] &gt;= 10^9; [.H35])" office:value-type="string" office:string-value="5.000" calcext:value-type="string">
            <text:p>5.000</text:p>
          </table:table-cell>
          <table:table-cell table:style-name="ce138"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0" table:formula="of:=COM.MICROSOFT.IFS([.G36] &lt; 10; FIXED([.G36]; 4); [.G36] &lt; 100; FIXED([.G36]; 2); [.G36] &lt; 10^9; FIXED([.G36]; 0); [.G36] &gt;= 10^9; [.G36])" office:value-type="string" office:string-value="0,4032" calcext:value-type="string">
            <text:p>0,4032</text:p>
          </table:table-cell>
          <table:table-cell table:style-name="ce160" office:value-type="string" calcext:value-type="string">
            <text:p>× Moon destruction or</text:p>
          </table:table-cell>
          <table:table-cell table:style-name="ce60" table:formula="of:=COM.MICROSOFT.IFS([.H36] &lt; 10; FIXED([.H36]; 4); [.H36] &lt; 100; FIXED([.H36]; 2); [.H36] &lt; 10^9; FIXED([.H36]; 0); [.H36] &gt;= 10^9; [.H36])" office:value-type="string" office:string-value="0,0002" calcext:value-type="string">
            <text:p>0,0002</text:p>
          </table:table-cell>
          <table:table-cell table:style-name="ce160"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0" table:formula="of:=COM.MICROSOFT.IFS([.G37] &lt; 10; FIXED([.G37]; 4); [.G37] &lt; 100; FIXED([.G37]; 2); [.G37] &lt; 10^9; FIXED([.G37]; 0); [.G37] &gt;= 10^9; [.G37])" office:value-type="string" office:string-value="0,0000" calcext:value-type="string">
            <text:p>0,0000</text:p>
          </table:table-cell>
          <table:table-cell table:style-name="ce160" office:value-type="string" calcext:value-type="string">
            <text:p>× Jupiter destruction or</text:p>
          </table:table-cell>
          <table:table-cell table:style-name="ce60" table:formula="of:=COM.MICROSOFT.IFS([.H37] &lt; 10; FIXED([.H37]; 4); [.H37] &lt; 100; FIXED([.H37]; 2); [.H37] &lt; 10^9; FIXED([.H37]; 0); [.H37] &gt;= 10^9; [.H37])" office:value-type="string" office:string-value="0,0000" calcext:value-type="string">
            <text:p>0,0000</text:p>
          </table:table-cell>
          <table:table-cell table:style-name="ce160"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cell table:number-columns-repeated="960"/>
        </table:table-row>
        <table:table-row table:style-name="ro3">
          <table:table-cell/>
          <table:table-cell table:style-name="VerticalSpacing"/>
          <table:table-cell table:number-columns-repeated="102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cell table:number-columns-repeated="960"/>
        </table:table-row>
        <table:table-row table:style-name="ro4">
          <table:table-cell table:number-columns-repeated="1024"/>
        </table:table-row>
        <table:table-row table:style-name="ro7">
          <table:table-cell/>
          <table:table-cell table:style-name="CalcBoxTop" table:number-columns-repeated="5"/>
          <table:table-cell table:style-name="InterimResult"/>
          <table:table-cell table:number-columns-repeated="101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Body mass index¹:</text:p>
          </table:table-cell>
          <table:table-cell table:style-name="ce63"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1017"/>
        </table:table-row>
        <table:table-row table:style-name="ro5">
          <table:table-cell/>
          <table:table-cell table:style-name="Calc" office:value-type="string" calcext:value-type="string">
            <text:p>Gravity:</text:p>
          </table:table-cell>
          <table:table-cell table:style-name="ce63" office:value-type="float" office:value="1" calcext:value-type="float">
            <text:p>1</text:p>
          </table:table-cell>
          <table:table-cell table:style-name="Calc" office:value-type="string" calcext:value-type="string">
            <text:p>g, or</text:p>
          </table:table-cell>
          <table:table-cell table:style-name="ce68"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1017"/>
        </table:table-row>
        <table:table-row table:style-name="ro5">
          <table:table-cell/>
          <table:table-cell table:style-name="Calc" office:value-type="string" calcext:value-type="string">
            <text:p>Weight:</text:p>
          </table:table-cell>
          <table:table-cell table:style-name="ce189"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1017"/>
        </table:table-row>
        <table:table-row table:style-name="ro7">
          <table:table-cell/>
          <table:table-cell table:style-name="Calc"/>
          <table:table-cell table:style-name="ce190"/>
          <table:table-cell table:style-name="Calc" table:number-columns-repeated="3"/>
          <table:table-cell table:style-name="InterimResult"/>
          <table:table-cell table:number-columns-repeated="101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1"/>
          <table:covered-table-cell table:number-columns-repeated="3" table:style-name="Calc"/>
          <table:table-cell table:style-name="InterimResult"/>
          <table:table-cell table:number-columns-repeated="1017"/>
        </table:table-row>
        <table:table-row table:style-name="ro7">
          <table:table-cell/>
          <table:table-cell table:style-name="CalcBoxBottom"/>
          <table:table-cell table:style-name="ce67"/>
          <table:table-cell table:style-name="CalcBoxBottom" table:number-columns-repeated="3"/>
          <table:table-cell table:style-name="InterimResult"/>
          <table:table-cell table:number-columns-repeated="1017"/>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1022"/>
        </table:table-row>
        <table:table-row table:style-name="ro4">
          <table:table-cell table:number-columns-repeated="1024"/>
        </table:table-row>
        <table:table-row table:style-name="ro7">
          <table:table-cell/>
          <table:table-cell table:style-name="CalcBoxTop" table:number-columns-repeated="5"/>
          <table:table-cell table:style-name="InterimResult" table:number-columns-repeated="2"/>
          <table:table-cell table:number-columns-repeated="101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1016"/>
        </table:table-row>
        <table:table-row table:style-name="ro7">
          <table:table-cell/>
          <table:table-cell table:style-name="Calc" office:value-type="string" calcext:value-type="string">
            <text:p>Light wavelength peak:</text:p>
          </table:table-cell>
          <table:table-cell table:style-name="ce185" table:formula="of:=FIXED([.G21]; 0)" office:value-type="string" office:string-value="500" calcext:value-type="string">
            <text:p>500</text:p>
          </table:table-cell>
          <table:table-cell table:style-name="Calc" office:value-type="string" calcext:value-type="string">
            <text:p>nm, photon rate peak:</text:p>
          </table:table-cell>
          <table:table-cell table:style-name="ce185"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1016"/>
        </table:table-row>
        <table:table-row table:style-name="ro7">
          <table:table-cell/>
          <table:table-cell table:style-name="Calc" office:value-type="string" calcext:value-type="string">
            <text:p><text:s text:c="4"/>color:</text:p>
          </table:table-cell>
          <table:table-cell table:style-name="ce185"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185"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1016"/>
        </table:table-row>
        <table:table-row table:style-name="ro7">
          <table:table-cell/>
          <table:table-cell table:style-name="Calc" table:number-columns-repeated="5"/>
          <table:table-cell table:style-name="InterimResult" table:number-columns-repeated="2"/>
          <table:table-cell table:number-columns-repeated="101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1016"/>
        </table:table-row>
        <table:table-row table:style-name="ro7">
          <table:table-cell/>
          <table:table-cell table:style-name="Calc"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 office:value-type="string" calcext:value-type="string">
            <text:p>, red/brown:</text:p>
          </table:table-cell>
          <table:table-cell table:style-name="ce185"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71" table:formula="of:=COM.MICROSOFT.IFS([.C20] &lt; 4500; 0; [.C20] &lt; 5000; ([.C20] - 4500) / 5; [.C20] &lt; 5500; 100 - (([.C20] - 5000) / 5); [.C20]; 0)" office:value-type="float" office:value="0" calcext:value-type="float">
            <text:p>0</text:p>
          </table:table-cell>
          <table:table-cell table:number-columns-repeated="1016"/>
        </table:table-row>
        <table:table-row table:style-name="ro7">
          <table:table-cell/>
          <table:table-cell table:style-name="Calc" office:value-type="string" calcext:value-type="string">
            <text:p>orange/yellow:</text:p>
          </table:table-cell>
          <table:table-cell table:style-name="ce185"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 office:value-type="string" calcext:value-type="string">
            <text:p>, green:</text:p>
          </table:table-cell>
          <table:table-cell table:style-name="ce185"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71" table:formula="of:=COM.MICROSOFT.IFS([.C20] &lt; 6000; 0; [.C20] &lt; 7400; ([.C20] - 6000) / 14; [.C20] &lt; 8800; 100 - (([.C20] - 7400) / 14); [.C20]; 0)" office:value-type="float" office:value="0" calcext:value-type="float">
            <text:p>0</text:p>
          </table:table-cell>
          <table:table-cell table:style-name="ce71" table:formula="of:=COM.MICROSOFT.IFS([.C20] &lt; 2000; 0; [.C20] &lt; 4200; ([.C20] - 2000) / 22; [.C20] &lt; 6200; 100; [.C20] &lt; 8000; 100 - (([.C20] - 6200) / 22); [.C20]; 0)" office:value-type="float" office:value="100" calcext:value-type="float">
            <text:p>100</text:p>
          </table:table-cell>
          <table:table-cell table:number-columns-repeated="1016"/>
        </table:table-row>
        <table:table-row table:style-name="ro7">
          <table:table-cell/>
          <table:table-cell table:style-name="Calc"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 office:value-type="string" calcext:value-type="string">
            <text:p>, black:</text:p>
          </table:table-cell>
          <table:table-cell table:style-name="ce185"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71" table:formula="of:=COM.MICROSOFT.IFS([.C20] &lt; 2000; 100; [.C20] &lt; 4000; 100 - (([.C20] - 2000) / 20); [.C20]; 0)" office:value-type="float" office:value="0" calcext:value-type="float">
            <text:p>0</text:p>
          </table:table-cell>
          <table:table-cell table:number-columns-repeated="1016"/>
        </table:table-row>
        <table:table-row table:style-name="ro7">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sis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1016"/>
        </table:table-row>
        <table:table-row table:style-name="ro7">
          <table:table-cell/>
          <table:table-cell table:style-name="CalcBoxBottom" table:number-columns-repeated="5"/>
          <table:table-cell table:style-name="InterimResult" table:number-columns-repeated="2"/>
          <table:table-cell table:number-columns-repeated="1016"/>
        </table:table-row>
        <table:table-row table:style-name="ro4" table:number-rows-repeated="8">
          <table:table-cell table:number-columns-repeated="1024"/>
        </table:table-row>
        <table:table-row table:style-name="ro4" table:number-rows-repeated="1048500">
          <table:table-cell table:number-columns-repeated="1024"/>
        </table:table-row>
        <table:table-row table:style-name="ro4">
          <table:table-cell table:number-columns-repeated="102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2"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2"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2"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0] &lt; 10; ROUND([.E20]; 4); [.E20] &lt; 100; ROUND([.E20]; 2); [.E20] &lt; 10^9; FIXED([.E20]; 0); [.E20] &gt;= 10^9; [.E20])" office:value-type="string" office:string-value="78.337" calcext:value-type="string">
            <text:p>78.337</text:p>
          </table:table-cell>
          <table:table-cell table:style-name="ce138"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1] &lt; 10; ROUND([.E21]; 4); [.E21] &lt; 100; ROUND([.E21]; 2); [.E21] &lt; 10^9; FIXED([.E21]; 0); [.E21] &gt;= 10^9; [.E21])" office:value-type="string" office:string-value="6.229" calcext:value-type="string">
            <text:p>6.229</text:p>
          </table:table-cell>
          <table:table-cell table:style-name="ce138"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2] &lt; 10; ROUND([.E22]; 4); [.E22] &lt; 100; ROUND([.E22]; 2); [.E22] &lt; 10^9; FIXED([.E22]; 0); [.E22] &gt;= 10^9; [.E22])" office:value-type="string" office:string-value="1.502" calcext:value-type="string">
            <text:p>1.502</text:p>
          </table:table-cell>
          <table:table-cell table:style-name="ce138"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3] &lt; 10; ROUND([.E23]; 4); [.E23] &lt; 100; ROUND([.E23]; 2); [.E23] &lt; 10^9; FIXED([.E23]; 0); [.E23] &gt;= 10^9; [.E23])" office:value-type="float" office:value="0" calcext:value-type="float">
            <text:p>0</text:p>
          </table:table-cell>
          <table:table-cell table:style-name="ce138"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3" table:formula="of:=COM.MICROSOFT.IFS([.E24] &lt; 10; ROUND([.E24]; 4); [.E24] &lt; 100; ROUND([.E24]; 2); [.E24] &lt; 10^9; FIXED([.E24]; 0); [.E24] &gt;= 10^9; [.E24])" office:value-type="float" office:value="0" calcext:value-type="float">
            <text:p>0</text:p>
          </table:table-cell>
          <table:table-cell table:style-name="ce138"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5"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6"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1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8"/>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8" office:value-type="string" calcext:value-type="string">
            <text:p>parsec =</text:p>
          </table:table-cell>
          <table:table-cell table:style-name="ce21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3" office:value-type="string" calcext:value-type="string">
            <text:p>parsec/h =</text:p>
          </table:table-cell>
          <table:table-cell table:style-name="ce21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8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05"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0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08"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09"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8"/>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2"/>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9"/>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0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11" table:formula="of:=ROUND([.E38]; 4)" office:value-type="float" office:value="1.1547" calcext:value-type="float">
            <text:p>1,1547</text:p>
          </table:table-cell>
          <table:table-cell table:style-name="ce138"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11" table:formula="of:=ROUND(1 / [.E38]; 4)" office:value-type="float" office:value="0.866" calcext:value-type="float">
            <text:p>0,866</text:p>
          </table:table-cell>
          <table:table-cell table:style-name="ce138"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00"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00"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05" office:value-type="float" office:value="11200" calcext:value-type="float">
            <text:p>11200</text:p>
          </table:table-cell>
          <table:table-cell table:style-name="Calc" office:value-type="string" calcext:value-type="string">
            <text:p>m/s or</text:p>
          </table:table-cell>
          <table:table-cell table:style-name="ce9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05" office:value-type="float" office:value="49" calcext:value-type="float">
            <text:p>49</text:p>
          </table:table-cell>
          <table:table-cell table:style-name="Calc" office:value-type="string" calcext:value-type="string">
            <text:p>m/s² or</text:p>
          </table:table-cell>
          <table:table-cell table:style-name="ce9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06"/>
          <table:table-cell table:style-name="Calc"/>
          <table:table-cell table:style-name="ce221"/>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5" table:formula="of:=IF([.G58] &lt; 10^9; FIXED([.G58]; 0); [.G58])" office:value-type="string" office:string-value="229" calcext:value-type="string">
            <text:p>229</text:p>
          </table:table-cell>
          <table:table-cell table:style-name="ce221" office:value-type="string" calcext:value-type="string">
            <text:p>s or</text:p>
          </table:table-cell>
          <table:table-cell table:style-name="ce9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6" table:formula="of:=IF([.G59] &lt; 10^9; FIXED([.G59]; 0); [.G59])" office:value-type="string" office:string-value="1.280.000" calcext:value-type="string">
            <text:p>1.280.000</text:p>
          </table:table-cell>
          <table:table-cell table:style-name="ce221" office:value-type="string" calcext:value-type="string">
            <text:p>m or</text:p>
          </table:table-cell>
          <table:table-cell table:style-name="ce9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DejaVu Sans5" svg:font-family="'DejaVu Sans'" style:font-family-generic="system" style:font-pitch="variable"/>
    <style:font-face style:name="Noto Sans Arabic" svg:font-family="'Noto Sans Arabic'"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 style:data-style-name="N2" text:time-value="16:10:49.75458027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5" meta:object-count="0"/>
  </office:meta>
</office:document-meta>
</file>